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style:style>
    <style:style style:name="P4" style:parent-style-name="Standard" style:family="paragraph">
      <style:paragraph-properties fo:line-height="150%"/>
      <style:text-properties style:font-name="Times New Roman"/>
    </style:style>
    <style:style style:name="P5" style:parent-style-name="Standard" style:family="paragraph">
      <style:paragraph-properties fo:line-height="150%"/>
      <style:text-properties style:font-name="Times New Roman" fo:font-weight="bold" style:font-weight-asian="bold" style:font-weight-complex="bold"/>
    </style:style>
    <style:style style:name="P6" style:parent-style-name="Normal" style:family="paragraph">
      <style:paragraph-properties fo:line-height="150%"/>
      <style:text-properties style:font-name="Times New Roman" style:font-name-complex="Times New Roman"/>
    </style:style>
    <style:style style:name="P7" style:parent-style-name="Standard" style:family="paragraph">
      <style:paragraph-properties fo:line-height="150%">
        <style:tab-stops>
          <style:tab-stop style:type="left" style:position="3.7923in"/>
        </style:tab-stops>
      </style:paragraph-properties>
      <style:text-properties style:font-name="Times New Roman" fo:font-weight="bold" style:font-weight-asian="bold" style:font-weight-complex="bold"/>
    </style:style>
    <style:style style:name="P8" style:parent-style-name="Standard" style:family="paragraph">
      <style:paragraph-properties fo:line-height="150%"/>
    </style:style>
    <style:style style:name="T9" style:parent-style-name="DefaultParagraphFont" style:family="text">
      <style:text-properties style:font-name="Times New Roman" fo:font-weight="bold" style:font-weight-asian="bold"/>
    </style:style>
    <style:style style:name="P10" style:parent-style-name="Standard" style:family="paragraph">
      <style:paragraph-properties fo:line-height="150%"/>
    </style:style>
    <style:style style:name="T11" style:parent-style-name="DefaultParagraphFont" style:family="text">
      <style:text-properties style:font-name="Times New Roman" fo:font-weight="bold" style:font-weight-asian="bold" style:font-weight-complex="bold"/>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P14" style:parent-style-name="Standard" style:family="paragraph">
      <style:paragraph-properties fo:line-height="150%"/>
    </style:style>
    <style:style style:name="T15" style:parent-style-name="DefaultParagraphFont" style:family="text">
      <style:text-properties style:font-name="Times New Roman" fo:font-weight="bold" style:font-weight-asian="bold" style:font-weight-complex="bold"/>
    </style:style>
    <style:style style:name="T16" style:parent-style-name="DefaultParagraphFont" style:family="text">
      <style:text-properties style:font-name="Times New Roman"/>
    </style:style>
    <style:style style:name="P17" style:parent-style-name="Standard" style:family="paragraph">
      <style:paragraph-properties fo:line-height="150%"/>
    </style:style>
    <style:style style:name="T18" style:parent-style-name="DefaultParagraphFont" style:family="text">
      <style:text-properties style:font-name="Times New Roman" fo:font-weight="bold" style:font-weight-asian="bold" style:font-weight-complex="bold"/>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P21" style:parent-style-name="Standard" style:family="paragraph">
      <style:paragraph-properties fo:line-height="150%"/>
    </style:style>
    <style:style style:name="T22" style:parent-style-name="DefaultParagraphFont" style:family="text">
      <style:text-properties style:font-name="Times New Roman" fo:font-weight="bold" style:font-weight-asian="bold" style:font-weight-complex="bold"/>
    </style:style>
    <style:style style:name="T23" style:parent-style-name="DefaultParagraphFont" style:family="text">
      <style:text-properties style:font-name="Times New Roman"/>
    </style:style>
    <style:style style:name="P24" style:parent-style-name="Standard" style:family="paragraph">
      <style:paragraph-properties fo:line-height="150%"/>
      <style:text-properties style:font-name="Times New Roman"/>
    </style:style>
    <style:style style:name="P25" style:parent-style-name="Standard" style:family="paragraph">
      <style:paragraph-properties fo:line-height="150%"/>
      <style:text-properties style:font-name="Times New Roman" fo:font-weight="bold" style:font-weight-asian="bold"/>
    </style:style>
    <style:style style:name="P26" style:parent-style-name="Normal" style:family="paragraph">
      <style:paragraph-properties fo:line-height="150%"/>
    </style:style>
    <style:style style:name="T27" style:parent-style-name="DefaultParagraphFont" style:family="text">
      <style:text-properties style:font-name="Times New Roman" style:font-name-complex="Times New Roman" fo:font-weight="bold" style:font-weight-asian="bold"/>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P30" style:parent-style-name="Normal" style:family="paragraph">
      <style:paragraph-properties fo:line-height="150%"/>
    </style:style>
    <style:style style:name="T31" style:parent-style-name="DefaultParagraphFont" style:family="text">
      <style:text-properties style:font-name="Times New Roman" style:font-name-complex="Times New Roman" fo:font-weight="bold" style:font-weight-asian="bold"/>
    </style:style>
    <style:style style:name="T32" style:parent-style-name="DefaultParagraphFont" style:family="text">
      <style:text-properties style:font-name="Times New Roman" style:font-name-complex="Times New Roman"/>
    </style:style>
    <style:style style:name="P33" style:parent-style-name="Normal" style:family="paragraph">
      <style:paragraph-properties fo:line-height="150%"/>
    </style:style>
    <style:style style:name="T34" style:parent-style-name="DefaultParagraphFont" style:family="text">
      <style:text-properties style:font-name="Times New Roman" style:font-name-complex="Times New Roman" fo:font-weight="bold" style:font-weight-asian="bold"/>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Normal" style:family="paragraph">
      <style:paragraph-properties fo:line-height="150%"/>
    </style:style>
    <style:style style:name="T38" style:parent-style-name="DefaultParagraphFont" style:family="text">
      <style:text-properties style:font-name="Times New Roman" style:font-name-complex="Times New Roman" fo:font-weight="bold" style:font-weight-asian="bold"/>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P41" style:parent-style-name="Normal" style:family="paragraph">
      <style:paragraph-properties fo:line-height="150%"/>
    </style:style>
    <style:style style:name="T42" style:parent-style-name="DefaultParagraphFont" style:family="text">
      <style:text-properties style:font-name="Times New Roman" style:font-name-complex="Times New Roman" fo:font-weight="bold" style:font-weight-asian="bold"/>
    </style:style>
    <style:style style:name="T43" style:parent-style-name="DefaultParagraphFont" style:family="text">
      <style:text-properties style:font-name="Times New Roman" style:font-name-complex="Times New Roman"/>
    </style:style>
    <style:style style:name="P44" style:parent-style-name="Standard" style:family="paragraph">
      <style:paragraph-properties fo:line-height="150%"/>
      <style:text-properties style:font-name="Times New Roman" fo:font-weight="bold" style:font-weight-asian="bold"/>
    </style:style>
    <style:style style:name="P45" style:parent-style-name="Standard" style:family="paragraph">
      <style:paragraph-properties fo:line-height="150%"/>
    </style:style>
    <style:style style:name="T46" style:parent-style-name="DefaultParagraphFont" style:family="text">
      <style:text-properties style:font-name="Times New Roman" fo:font-weight="bold" style:font-weight-asian="bold"/>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office:automatic-styles>
  <office:body>
    <office:text text:use-soft-page-breaks="true">
      <text:p text:style-name="P1"><text:span text:style-name="T2">Aim:<text:s/></text:span><text:span text:style-name="T3">To perform requirement analysis of Online Doctor Appointment System</text:span></text:p>
      <text:p text:style-name="P4"/>
      <text:p text:style-name="P5">Problem Statement:</text:p>
      <text:p text:style-name="P6"><text:tab/>Online doctor appointment system is an optimized phase of medical health care service to<text:s/>improve patients healthcare journey in clinics. Motivated by rising popularity of electronic appointment system, this project aims to develop an appointment scheduling system that takes into account the patients preferences regarding when they would like to be seen. Currently it is rational to establish the fact that very few hospitals provide online appointment session. In fact majority of the medical centers provide traditional appointment process. In traditional appointment scheduling process, patients are scheduled for future appointment time and the number of patient granted an appointment has an upper limit each time period.</text:p>
      <text:p text:style-name="P7"/>
      <text:p text:style-name="P8"><text:span text:style-name="T9">Requirements of Online doctor appointment system are as follows:</text:span></text:p>
      <text:p text:style-name="P10"><text:span text:style-name="T11">Website:</text:span><text:span text:style-name="T12"><text:s/>A website from which user can get the information abou</text:span><text:span text:style-name="T13">t site and do transaction.</text:span></text:p>
      <text:p text:style-name="P14"><text:span text:style-name="T15">Android app:<text:s/></text:span><text:span text:style-name="T16">The website cannot be present on physical device, thus an android app with all the features should be made for users to access.</text:span></text:p>
      <text:p text:style-name="P17"><text:span text:style-name="T18">Physical device:<text:s/></text:span><text:span text:style-name="T19">Since the whole system is online, the user must have a physical device<text:s/></text:span><text:span text:style-name="T20">such as mobile phone or computer.</text:span></text:p>
      <text:p text:style-name="P21"><text:span text:style-name="T22">Manager:<text:s/></text:span><text:span text:style-name="T23">A manager is required to handle the whole process of appointment.</text:span></text:p>
      <text:p text:style-name="P24"/>
      <text:p text:style-name="P25">Benefits:</text:p>
      <text:p text:style-name="P26"><text:span text:style-name="T27">Flexibility:</text:span><text:span text:style-name="T28"><text:s/>online scheduling features advanced functionalities that are automated and improve the appointment reservation process and<text:s/></text:span><text:span text:style-name="T29">provide customer a simple healthcare flow.</text:span></text:p>
      <text:p text:style-name="P30"><text:span text:style-name="T31">Security:</text:span><text:span text:style-name="T32"><text:s/>Maintains patient confidentiality and provide information protection. Eg, protected health information are not shared or discussed within even hearing distance of other patients.</text:span></text:p>
      <text:p text:style-name="P33"><text:span text:style-name="T34">Connectivity:</text:span><text:span text:style-name="T35"><text:s/>keeps orga</text:span><text:span text:style-name="T36">nization better connected with their customers and patients. By staying connected with their customers, institutions get a view better of their management process.</text:span></text:p>
      <text:p text:style-name="P37"><text:span text:style-name="T38">Monetary Savings:</text:span><text:span text:style-name="T39"><text:s/>Automated appointment benefits large scale medical centers monetary saving</text:span><text:span text:style-name="T40">s. It lifts the burden of assigning staff member to manage appointments and reduce employee pay.</text:span></text:p>
      <text:p text:style-name="P41"><text:span text:style-name="T42">Accessibility:</text:span><text:span text:style-name="T43"><text:s/>Online appointment software is accessible for all types of users.</text:span></text:p>
      <text:p text:style-name="P44"/>
      <text:p text:style-name="P45"><text:span text:style-name="T46">Conclusion:</text:span><text:span text:style-name="T47"><text:s/>Thus we have suceesfully studied requirement analysis for Online<text:s/></text:span><text:span text:style-name="T48">doctor appointment sys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llika Raut</meta:initial-creator>
    <dc:creator>Ivoice</dc:creator>
    <meta:creation-date>2019-04-16T01:47:00Z</meta:creation-date>
    <dc:date>2019-04-16T01:47:00Z</dc:date>
    <meta:template xlink:href="Normal" xlink:type="simple"/>
    <meta:editing-cycles>2</meta:editing-cycles>
    <meta:editing-duration>PT0S</meta:editing-duration>
    <meta:document-statistic meta:page-count="1" meta:paragraph-count="4" meta:word-count="337" meta:character-count="2254" meta:row-count="16" meta:non-whitespace-character-count="1921"/>
  </office:meta>
</office:document-meta>
</file>